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457in"/>
    </style:style>
    <style:style style:name="co2" style:family="table-column">
      <style:table-column-properties fo:break-before="auto" style:column-width="2.2634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1.692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3591in"/>
    </style:style>
    <style:style style:name="co7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0.7453in"/>
    </style:style>
    <style:style style:name="co9" style:family="table-column">
      <style:table-column-properties fo:break-before="auto" style:column-width="1.1437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">
      <style:table-cell-properties fo:background-color="#ffffcc"/>
    </style:style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3" table:number-rows-spanned="1">
            <text:p>BlueMote Battery life comparisons</text:p>
          </table:table-cell>
          <table:covered-table-cell table:number-columns-repeated="2" table:style-name="Default"/>
          <table:table-cell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3" office:value-type="string">
            <text:p>Assuptions (These can be updated)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Vregulator (V)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tive Time (percentage)</text:p>
          </table:table-cell>
          <table:table-cell table:style-name="ce9" office:value-type="percentage" office:value="0.005">
            <text:p>0.50%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attery capacity (mAh)</text:p>
          </table:table-cell>
          <table:table-cell office:value-type="float" office:value="1500">
            <text:p>15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umber of Batterie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umber of IR LEDs driven at o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centage of time IR LED is on</text:p>
          </table:table-cell>
          <table:table-cell table:style-name="ce9" office:value-type="percentage" office:value="0.6">
            <text:p>60.0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umber of Hours watching TV/da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Results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4" office:value-type="string">
            <text:p>Linear</text:p>
          </table:table-cell>
          <table:table-cell table:style-name="ce4" office:value-type="string">
            <text:p>Switch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ttery Life (hours)</text:p>
          </table:table-cell>
          <table:table-cell table:style-name="ce7" table:formula="of:=ROUND([Calculations.$B16];1)" office:value-type="float" office:value="626.9">
            <text:p>626.9</text:p>
          </table:table-cell>
          <table:table-cell table:style-name="ce7" table:formula="of:=ROUND([Calculations.$C16];1)" office:value-type="float" office:value="694.8">
            <text:p>694.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ttery Life (days)</text:p>
          </table:table-cell>
          <table:table-cell table:style-name="ce7" table:formula="of:=ROUND([Calculations.$B17];1)" office:value-type="float" office:value="28.6">
            <text:p>28.6</text:p>
          </table:table-cell>
          <table:table-cell table:style-name="ce7" table:formula="of:=ROUND([Calculations.$C17];1)" office:value-type="float" office:value="32.1">
            <text:p>32.1</text:p>
          </table:table-cell>
          <table:table-cell table:number-columns-repeated="1021"/>
        </table:table-row>
      </table:table>
      <table:table table:name="Parts" table:style-name="ta1" table:print="false">
        <office:forms form:automatic-focus="false" form:apply-design-mode="false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table:style-name="ce3" office:value-type="string">
            <text:p>Part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/N</text:p>
          </table:table-cell>
          <table:table-cell office:value-type="string">
            <text:p>Quiescent Current (max) mA</text:p>
          </table:table-cell>
          <table:table-cell office:value-type="string">
            <text:p>Enable Pin Current (max)</text:p>
          </table:table-cell>
          <table:table-cell office:value-type="string">
            <text:p>Efficiency</text:p>
          </table:table-cell>
          <table:table-cell/>
        </table:table-row>
        <table:table-row table:style-name="ro2">
          <table:table-cell office:value-type="string">
            <text:p>Linear Regulator</text:p>
          </table:table-cell>
          <table:table-cell office:value-type="string">
            <text:p>ADP121-AUJZ30R7</text:p>
          </table:table-cell>
          <table:table-cell office:value-type="float" office:value="0.04">
            <text:p>0.04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2">
          <table:table-cell office:value-type="string">
            <text:p>Switching Regulator</text:p>
          </table:table-cell>
          <table:table-cell office:value-type="string">
            <text:p>NCP1512BSNT1G</text:p>
          </table:table-cell>
          <table:table-cell office:value-type="float" office:value="0.045">
            <text:p>0.045</text:p>
          </table:table-cell>
          <table:table-cell office:value-type="float" office:value="0.002">
            <text:p>0.00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Sleep Current (max) mA</text:p>
          </table:table-cell>
          <table:table-cell office:value-type="string">
            <text:p>Data Transfer (mA)</text:p>
          </table:table-cell>
          <table:table-cell office:value-type="string">
            <text:p>Idle (mA)</text:p>
          </table:table-cell>
          <table:table-cell office:value-type="string">
            <text:p>Sniff (mA)</text:p>
          </table:table-cell>
        </table:table-row>
        <table:table-row table:style-name="ro3">
          <table:table-cell office:value-type="string">
            <text:p>BlueTooth Module</text:p>
          </table:table-cell>
          <table:table-cell office:value-type="string">
            <text:p>RN-42</text:p>
          </table:table-cell>
          <table:table-cell office:value-type="float" office:value="0.026">
            <text:p>0.02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<text:s/></text:p>
          </table:table-cell>
          <table:table-cell/>
          <table:table-cell office:value-type="string">
            <text:p>Sleep Current (LPM2) mA</text:p>
          </table:table-cell>
          <table:table-cell office:value-type="string">
            <text:p>Active Current (mA) @12MHz</text:p>
          </table:table-cell>
          <table:table-cell table:number-columns-repeated="2"/>
        </table:table-row>
        <table:table-row table:style-name="ro2">
          <table:table-cell office:value-type="string">
            <text:p>Microprocessor</text:p>
          </table:table-cell>
          <table:table-cell office:value-type="string">
            <text:p>MSP430x22x4</text:p>
          </table:table-cell>
          <table:table-cell office:value-type="float" office:value="0.032">
            <text:p>0.03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urrent (mA) nominal</text:p>
          </table:table-cell>
          <table:table-cell table:number-columns-repeated="3"/>
        </table:table-row>
        <table:table-row table:style-name="ro2">
          <table:table-cell office:value-type="string">
            <text:p>IR LED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</table:table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row table:style-name="ro2">
          <table:table-cell table:style-name="ce3" office:value-type="string">
            <text:p>Calculations</text:p>
          </table:table-cell>
          <table:table-cell office:value-type="string">
            <text:p>Linear</text:p>
          </table:table-cell>
          <table:table-cell office:value-type="string">
            <text:p>Switch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Battery Capacity (mWh)</text:p>
          </table:table-cell>
          <table:table-cell table:formula="of:=[Results.C6]*[Results.C7]*1.2" office:value-type="float" office:value="5400">
            <text:p>5400</text:p>
          </table:table-cell>
          <table:table-cell table:formula="of:=[.B3]" office:value-type="float" office:value="5400">
            <text:p>540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ime On (seconds) portion of an hour</text:p>
          </table:table-cell>
          <table:table-cell table:formula="of:=([Results.C5])*3600" office:value-type="float" office:value="18">
            <text:p>18</text:p>
          </table:table-cell>
          <table:table-cell table:formula="of:=[.B6]"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Time Off (seconds) portion of an hour</text:p>
          </table:table-cell>
          <table:table-cell table:formula="of:=(1-[Results.C5])*3600" office:value-type="float" office:value="3582">
            <text:p>3582</text:p>
          </table:table-cell>
          <table:table-cell table:formula="of:=[.B7]" office:value-type="float" office:value="3582">
            <text:p>358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Average On Current (mA)</text:p>
          </table:table-cell>
          <table:table-cell table:formula="of:=[Parts.C3]+[Parts.D3]+[Parts.D7]+[Parts.D10]+([Results.C9]*[Parts.C13]*[Results.C8])" office:value-type="float" office:value="66.041">
            <text:p>66.041</text:p>
          </table:table-cell>
          <table:table-cell table:formula="of:=[Parts.C4]+[Parts.D4]+[Parts.D7]+[Parts.D10]+([Results.C9]*[Parts.C13]*[Results.C8])" office:value-type="float" office:value="66.047">
            <text:p>66.047</text:p>
          </table:table-cell>
          <table:table-cell/>
        </table:table-row>
        <table:table-row table:style-name="ro3">
          <table:table-cell office:value-type="string">
            <text:p>Average Off Current (mA)</text:p>
          </table:table-cell>
          <table:table-cell table:formula="of:=[Parts.C3]+[Parts.D3]+[Parts.F7]+[Parts.C10]" office:value-type="float" office:value="2.073">
            <text:p>2.073</text:p>
          </table:table-cell>
          <table:table-cell table:formula="of:=[Parts.C4]+[Parts.D4]+[Parts.F7]+[Parts.C10]" office:value-type="float" office:value="2.079">
            <text:p>2.079</text:p>
          </table:table-cell>
          <table:table-cell office:value-type="string">
            <text:p>Assuming we need BT module on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Total Average Current (mA)</text:p>
          </table:table-cell>
          <table:table-cell table:formula="of:=([.B9]*[.B6]/3600) + ([.B10]*[.B7]/3600)" office:value-type="float" office:value="2.39284">
            <text:p>2.39284</text:p>
          </table:table-cell>
          <table:table-cell table:formula="of:=([.C9]*[.C6]/3600) + ([.C10]*[.C7]/3600)" office:value-type="float" office:value="2.39884">
            <text:p>2.3988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Total Average Wattage (mW) @ Vreg</text:p>
          </table:table-cell>
          <table:table-cell table:formula="of:=[.B12]*[Results.$C$4]" office:value-type="float" office:value="7.17852">
            <text:p>7.17852</text:p>
          </table:table-cell>
          <table:table-cell table:formula="of:=[.C12]*[Results.$C$4]" office:value-type="float" office:value="7.19652">
            <text:p>7.19652</text:p>
          </table:table-cell>
          <table:table-cell/>
        </table:table-row>
        <table:table-row table:style-name="ro3">
          <table:table-cell office:value-type="string">
            <text:p>Regulator Losses (mW)</text:p>
          </table:table-cell>
          <table:table-cell table:formula="of:=(3.6-[Results.$C$4])*[.B12]" office:value-type="float" office:value="1.435704">
            <text:p>1.435704</text:p>
          </table:table-cell>
          <table:table-cell table:formula="of:=[.C14]*0.08" office:value-type="float" office:value="0.5757216">
            <text:p>0.5757216</text:p>
          </table:table-cell>
          <table:table-cell/>
        </table:table-row>
        <table:table-row table:style-name="ro2">
          <table:table-cell office:value-type="string">
            <text:p>Run Time (hours)</text:p>
          </table:table-cell>
          <table:table-cell table:formula="of:=[.B3]/([.B14]+[.B15])" office:value-type="float" office:value="626.870162651912">
            <text:p>626.8701626519</text:p>
          </table:table-cell>
          <table:table-cell table:formula="of:=[.C3]/([.C14]+[.C15])" office:value-type="float" office:value="694.78025490098">
            <text:p>694.780254901</text:p>
          </table:table-cell>
          <table:table-cell/>
        </table:table-row>
        <table:table-row table:style-name="ro2">
          <table:table-cell office:value-type="string">
            <text:p>Run Time (day)</text:p>
          </table:table-cell>
          <table:table-cell table:formula="of:=[.B3]/(([.B14]*[Results.$C$10])+((24-[Results.$C$10])*[.B10]*[Results.$C$4]) + [.B15]*24)" office:value-type="float" office:value="28.6456198173708">
            <text:p>28.6456198174</text:p>
          </table:table-cell>
          <table:table-cell table:formula="of:=[.C3]/(([.C14]*[Results.$C$10])+((24-[Results.$C$10])*[.C10]*[Results.$C$4])+[.C15]*24)" office:value-type="float" office:value="32.0850051284672">
            <text:p>32.085005128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01/23/2011</text:date>, <text:time>13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Hutchins</meta:initial-creator>
    <meta:creation-date>2011-01-22T14:56:31</meta:creation-date>
    <dc:date>2011-01-23T13:00:39</dc:date>
    <dc:creator>Ken Hutchins</dc:creator>
    <meta:editing-duration>PT3H29M26S</meta:editing-duration>
    <meta:editing-cycles>27</meta:editing-cycles>
    <meta:generator>OpenOffice.org/3.3$Linux OpenOffice.org_project/330m19$Build-9561</meta:generator>
    <meta:document-statistic meta:table-count="3" meta:cell-count="92" meta:object-count="0"/>
  </office:meta>
</office:document-meta>
</file>